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 style:list-style-name="L5">
      <style:paragraph-properties fo:text-align="start" style:justify-single-word="false"/>
    </style:style>
    <style:style style:name="P30" style:family="paragraph" style:parent-style-name="Standard" style:list-style-name="L21">
      <style:paragraph-properties fo:text-align="start" style:justify-single-word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2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3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3.8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1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9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2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0.6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iblioteka obsługi algorytmów genetycznych (evol)</text:p>
      <text:p text:style-name="P6">Zaawansowane Programowanie</text:p>
      <text:p text:style-name="P7">Autorzy: Andrzej Fiedukowicz i Maciej Grzybek</text:p>
      <text:p text:style-name="P8">Dokumentacja końcowa</text:p>
      <text:p text:style-name="P9"/>
      <text:p text:style-name="P10">Opis zagadnienia</text:p>
      <text:p text:style-name="P2">Treść zadania:</text:p>
      <text:p text:style-name="P11"><text:tab/>Zdefiniować zestaw klas służący do implementacji algorytmów ewolucyjnych. Powinna istnieć łatwa możliwość zmiany funkcji oceny, funkcji odpowiadającej za mutację itd. W oparciu o zaproponowane klasy stworzyć dwie wersje algorytmu ewolucyjnego - jedną standardową, natomiast w drugiej wersji osobniki powinny być oceniane parami (osobnik i łączy się z osobnikiem j na n generacji. Jakość każdego z osobników (składników pary) jest funkcją jakości całej pary (jakości osobnika j i osobnika i).</text:p>
      <text:p text:style-name="P1"/>
      <text:p text:style-name="P3">Opis biblioteki – Quick start</text:p>
      <text:p text:style-name="P4"><text:tab/>Aby<text:tab/> zacząć pracować z bliblioteką należy przede wszystkim załączyć do programu bibliotekę, lub przynajmniej jej części używane w projekcie. Istnieją wewnętrzne zależności między klasami w związku z tym istnieje możliwość że załączenie jednego nagłówka spowoduje dołączenie innego. Nie należy jednak polegać na tym rozwiązaniu.</text:p>
      <text:p text:style-name="P4"><text:tab/>Lista plików nagłówkowych:</text:p>
      <text:list xml:id="list668479009" text:style-name="L1">
        <text:list-item>
          <text:p text:style-name="P12"><text:span text:style-name="T1">Evol.hpp </text:span>– załącza wszystkie nagłówki biblioteki evol (typowe rozwiąznie) </text:p>
        </text:list-item>
        <text:list-item>
          <text:p text:style-name="P12"><text:span text:style-name="T1">Population.hpp –</text:span> zawiera kluczowe dla algorytmu elementy, główną pętlę, standardowe implementacje mutacji, krzyżowania, losowania elementów itd.</text:p>
        </text:list-item>
        <text:list-item>
          <text:p text:style-name="P12"><text:span text:style-name="T1">Subject.hpp –</text:span> zawiera klasę bazową dla wszystkich klas osobników, które może powołać użytkownik. Zawiera standardowe scenariusze krzyżowania osobników i ich mutowania.</text:p>
        </text:list-item>
        <text:list-item>
          <text:p text:style-name="P12"><text:span text:style-name="T1">Chromosome.hpp</text:span> – zawiera opis klasy abstrakcyjnej chromosomu, której klasy pochodne tworzy użytkownik bilbioteki.</text:p>
        </text:list-item>
        <text:list-item>
          <text:p text:style-name="P20">EvolException.hpp<text:span text:style-name="T3"> – zawiera opis wyjątków dla biblioteki evol.</text:span></text:p>
        </text:list-item>
        <text:list-item>
          <text:p text:style-name="P12"><text:span text:style-name="T1">EvolFunctions.hpp</text:span> – zawiera statyczne funkcje dla biblioteki evol pozwalające na szybkie generowanie liczb losowych w określony sposób a także rzutowanie w dół hierarchii klas z typów inteligentnych wskaźników.</text:p>
        </text:list-item>
        <text:list-item>
          <text:p text:style-name="P20">Observer.hpp –<text:span text:style-name="T3"> zawiera opis klas bazowych dla obserwatorów.</text:span></text:p>
        </text:list-item>
      </text:list>
      <text:p text:style-name="P21"><text:span text:style-name="T3"/></text:p>
      <text:p text:style-name="P22">Standardowe scnariusze biblioteki</text:p>
      <text:p text:style-name="P13">Definiowane przez użytkownika parametry:</text:p>
      <text:list xml:id="list195956729" text:style-name="L5">
        <text:list-item>
          <text:p text:style-name="P29"><text:span text:style-name="T5">Referencja na oczekiwaną wartość funkcji celu (jeśli główna pętla nie zostanie w inny sposób przerwana, to będzie wykonywana do momentu gdy najlepszy obiekt nie będzie równy lub lepszy w porządku wynikającym z funkcji celu od tej wartości). Referencja ta stanowi również prototyp dla kolejnych obiektów tego rodzaju potrzebnych do obliczenia wartości funkcji celu dla pozostałych obiektów.</text:span></text:p>
        </text:list-item>
        <text:list-item>
          <text:p text:style-name="P29"><text:span text:style-name="T5">Sprytny wskaźnik na obiekt typu odziedziczonego po Subject, stanowiący prototyp dla klasy (korzystając z prototypu i metody clone() biblioteka produkuje dodatkowe obiekty konkretnej klasy jeśli są potrzebne – wzorzec prototypu).</text:span></text:p>
        </text:list-item>
        <text:list-item>
          <text:p text:style-name="P29"><text:span text:style-name="T5">Rozmiar populacji – maksymalny rozmiar populacji po fazie selekcji. Rzeczywista maksymalna liczba osobników w każdym punkcie głównej pętli wynosi (współczynnik krzyżowania+1)*(rozmiar populacji).</text:span></text:p>
        </text:list-item>
        <text:list-item>
          <text:p text:style-name="P29"><text:span text:style-name="T5">Szansa mutacji – prawdopodobieństwo (od 0.0 do 1.0) z jakim w czasie każdego z obiegów głównej pętli może zostać zmutowany każdy z obiektów.</text:span></text:p>
        </text:list-item>
        <text:list-item>
          <text:p text:style-name="P29"><text:span text:style-name="T5">Współczynnik krzyżowania – ile procent rozmiaru populacji ma zostać odtworzonych w </text:span><text:soft-page-break/><text:span text:style-name="T5">wyniku krzyżowania. np. gdy Współczynnik krzyżowania wynosi 2.00 zostanie wybranych 2*rozmiar populacji par, które zostaną skrzyżowane ze sobą.</text:span></text:p>
        </text:list-item>
      </text:list>
      <text:p text:style-name="P23"><text:span text:style-name="T3"/></text:p>
      <text:p text:style-name="P19"><text:span text:style-name="T4">Populacja (główna pętla algorytmu):</text:span></text:p>
      <text:list xml:id="list1135903020" text:style-name="L3">
        <text:list-item>
          <text:list>
            <text:list-item>
              <text:p text:style-name="P25"><text:span text:style-name="T3">Stwórz populacje losową – klonuje prototyp podany przy tworzeniu populacji i woła na nim <text:s/>metodę setInitialValue() - do zaimplementowania przez użytkownika.</text:span></text:p>
            </text:list-item>
            <text:list-item>
              <text:p text:style-name="P25"><text:span text:style-name="T3">Powiadom obserwatora nowej generacji (funkcje obserwatora opisano niżej).</text:span></text:p>
            </text:list-item>
            <text:list-item>
              <text:p text:style-name="P25"><text:span text:style-name="T3">Skrzyżuj obiekty – wybiera losowo dwa obiekty z obecnej populacji i wywołuje na ich odpowiadających sobie chromosomach metodę crossWith( … ) - do zaimplementowania przez użytkownika</text:span></text:p>
            </text:list-item>
            <text:list-item>
              <text:p text:style-name="P25"><text:span text:style-name="T3">Zmutuj obiekty – z określonym prawdopodobieństwem wywołuje na wszystkich chromosomach obiektu metodę mutate() - do zaimplementowania przez użytkownika</text:span></text:p>
            </text:list-item>
            <text:list-item>
              <text:p text:style-name="P25"><text:span text:style-name="T3">Dokonaj selekcji – sortuje osobniki wg warunku porównania funkcji celu. Następnie odrzuca tyle najgorszych by pozostało tyle ile zadano jako parametr.</text:span></text:p>
            </text:list-item>
            <text:list-item>
              <text:p text:style-name="P25"><text:span text:style-name="T3">Jeśli pętla nie została przerwana (lub nie został osiągnięty cel) wróć na jej początek.</text:span></text:p>
            </text:list-item>
          </text:list>
        </text:list-item>
      </text:list>
      <text:p text:style-name="P24"><text:span text:style-name="T3"/></text:p>
      <text:p text:style-name="P27">Do zaimplementowania przez użytkownika</text:p>
      <text:p text:style-name="P16"><text:tab/>Klasy biblioteki evol pozwalają na swobodne dziedziczenie i modyfikowanie dowolnych elementów kodu, jednak podstawowa funkcjonalość (i cel tworzenia biblioteki) stanowi tworzenie algorytmów rozwiązujących konkretne problemy w taki sposób by wymagane było jedyne ścisłe opisanie problemu. W przypadku gdyby zmiana klas bazowych okazała się konieczna, pomocny może okazać się załącznik nr 1 do niniejszej dokumentacji opisujący szczegółowo kod i strukturę klas biblioteki.</text:p>
      <text:p text:style-name="P16"><text:tab/>Programista chcący skorzystać z biblioteki musi zaimplementować przynajmniej klasy:</text:p>
      <text:list xml:id="list1402283412" text:style-name="L8">
        <text:list-item>
          <text:p text:style-name="P18">Funckję celu (dziedzicząc po FitnessFunction). </text:p>
        </text:list-item>
      </text:list>
      <text:p text:style-name="P16"><text:tab/><text:tab/>Obowiązkowe metody:</text:p>
      <text:list xml:id="list128542946" text:continue-numbering="true" text:style-name="L8">
        <text:list-item>
          <text:list>
            <text:list-item>
              <text:p text:style-name="P18">clone() - powinien zwracać kopię funkcji celu na której został zawołany</text:p>
            </text:list-item>
            <text:list-item>
              <text:p text:style-name="P18">calculate(...) - wylicza wartość funkcji celu dla zadanego osobnika</text:p>
            </text:list-item>
            <text:list-item>
              <text:p text:style-name="P18">operator &gt;(...) - sprawdza czy funkcja celu na której został wywołany ma LEPSZĄ (cokolwiek to znaczy w danym problemie) wartość niż ta podana w argumencie</text:p>
            </text:list-item>
            <text:list-item>
              <text:p text:style-name="P18">operator ==(...) - sprawdza czy funkcja celu na której został wywołany ma TAK SAMO DOBRĄ (cokolwiek znaczy to w danym problemie) wartość niż ta podana w argumencie.</text:p>
            </text:list-item>
            <text:list-item>
              <text:p text:style-name="P18">//print() - dostępne tylko w wersji developerskiej</text:p>
            </text:list-item>
          </text:list>
        </text:list-item>
        <text:list-item>
          <text:p text:style-name="P18">Osobnika (dziedzicząc po Subject) </text:p>
        </text:list-item>
      </text:list>
      <text:p text:style-name="P16"><text:tab/><text:tab/>Obowiązkowe metody</text:p>
      <text:list xml:id="list1240310779" text:continue-numbering="true" text:style-name="L8">
        <text:list-item>
          <text:list>
            <text:list-item>
              <text:p text:style-name="P18">clone() - powinien zwracać kopię osobnika na którym został zawołany</text:p>
            </text:list-item>
            <text:list-item>
              <text:p text:style-name="P18">setInitialValue() - ustawia wartość początkową dla obiektów w startowej populacji – zwykle funkcje zwraca losową wartość, ale może też np. wybrać konkretne dane początkowe np. wczytane z pliku.</text:p>
            </text:list-item>
            <text:list-item>
              <text:p text:style-name="P18">//print() - dostępne tylko w wersji developerskiej</text:p>
            </text:list-item>
          </text:list>
        </text:list-item>
        <text:list-item>
          <text:p text:style-name="P18">Chromosmów (co najmniej jednego, opisującego osobnika, dziedzicząć po Chromosomes)</text:p>
          <text:list>
            <text:list-item>
              <text:p text:style-name="P18">crossWith(...) - opisuje sposób krzyżowania danego chromosomu z innym tego samego typu</text:p>
            </text:list-item>
            <text:list-item>
              <text:p text:style-name="P18">mutate() - opisuje sposób mutacji <text:s/>chromosomu (zwykle jest to drobna losowa zmiana).</text:p>
              <text:p text:style-name="P18"/>
            </text:list-item>
          </text:list>
        </text:list-item>
      </text:list>
      <text:p text:style-name="P16"/>
      <text:p text:style-name="P16"><text:soft-page-break/>Konieczne do zaimplementowania klasy (a <text:s/>w szczególności zakres odpowiedzialności obowiązkowych metod) opisane są szczegółowo w załączniku nr 1.</text:p>
      <text:p text:style-name="P16">W załączniku nr 2 opisano przykład tworzenia nowej aplikacji opartej o bibliotekę evol.</text:p>
      <text:p text:style-name="P26"/>
      <text:p text:style-name="P27">Możliwości modyfikacji algorytmu</text:p>
      <text:p text:style-name="P14"><text:tab/><text:span text:style-name="T6">Algorytm stworzony przy użyciu biblioteki evol można modyfikować na dwa sposoby z czego pierwszy jest zalecany, lecz daje mniejsze możliwości (zaleca się korzystać z niego jeśli jest on w stanie zrealizować daną modyfikację)</text:span></text:p>
      <text:list xml:id="list865452097" text:style-name="L15">
        <text:list-item>
          <text:p text:style-name="P15"><text:span text:style-name="T6">Stosowanie obserwatorów</text:span></text:p>
          <text:p text:style-name="P15"><text:span text:style-name="T6">Obserwatory działają na zasadzie znanej jako wzorzec projektowy obserwatora. Są to specjalne obiekty powiadamiane o określonych zdarzeniach w obiekcie (w tym wypadku w Populacji – zawierającą głowną pętlę algorytmu).</text:span></text:p>
          <text:p text:style-name="P15"><text:span text:style-name="T6">Biblioteka standardowo dostarcza cztery typy obserwatorów</text:span></text:p>
          <text:list>
            <text:list-item>
              <text:p text:style-name="P15"><text:span text:style-name="T6">Obserwator nowej generacji – powiadamiany zawsze gdy rozpoczynany jest kolejny przebieg pętli – zaczyna się tworzenie nowego pokolenia. Aby zaimplementować obserwatora tego rodzaju należy dziedziczyć po </text:span><text:span text:style-name="T2">NewGenerationObserver</text:span></text:p>
            </text:list-item>
            <text:list-item>
              <text:p text:style-name="P15"><text:span text:style-name="T6">Obserwator krzyżowania – powiadamiany na początku fazy krzyżowania, pozwala na dostosowanie elementów do tejże. Aby zaimplementować obserwatora tego rodzaju należy dziedziczyć po </text:span><text:span text:style-name="T2">CrossoverObserver </text:span><text:span text:style-name="T6">(np. zmianę współczynnika krzyżowania w zależności od obecnej populacji).</text:span></text:p>
            </text:list-item>
            <text:list-item>
              <text:p text:style-name="P15"><text:span text:style-name="T6">Obserwator mutacji – powiadamiany na początku fazy mutacji, pozwala na przygotowanie obiektów do mutacji (np. zmianę prawdopodobnieństwa mutacji w zależności od obecnej populacji).</text:span></text:p>
            </text:list-item>
            <text:list-item>
              <text:p text:style-name="P15"><text:span text:style-name="T6">Obserwator selekcji – powiadamiany na początku fazy selekcji, pozwala na przygotowanie obiektów do selekcji (np. podmianę w locie funkcji celu lub wartości referencyjnej wg której segregowane będą obiekty w zależności od obecnej populacji)</text:span></text:p>
            </text:list-item>
          </text:list>
        </text:list-item>
        <text:list-item>
          <text:p text:style-name="P15"><text:span text:style-name="T6">Dziedziczenie po dostarczonych klasach</text:span></text:p>
          <text:p text:style-name="P15"><text:span text:style-name="T6">Większość metod w klasach bazowych zostało zaimplementowanych jako wirtualne z kwalifikatorem dostępu protected co pozwala na niemal dowolną modyfikację standardowych scenariuszy.</text:span></text:p>
          <text:p text:style-name="P15"><text:span text:style-name="T6">W przypadku wyboru tej metody należy rozwarzyć czy korzystanie z zestawu predefiniowanych klas pozostaje nadal sensowne, może się zdarzyć tak, że szybciej i wydajniej jest stworzyć od podstaw swój własny algorytm (w przypadku gdy następuje znacząca zmiana standardowego scenariusza).</text:span></text:p>
          <text:p text:style-name="P15"><text:span text:style-name="T6">Ponadto, należy mieć na względzie, że nadpisywanie metod klas bazowych wymaga dogłębnego przestudiowania załącznika nr 1 do niniejszej specyfikacji który opisuje szczegółowo jak zachowują się kolejne klasy i za co odpowiedzialne są konkretne metody.</text:span></text:p>
          <text:p text:style-name="P15"><text:span text:style-name="T6">Oprócz tego wsparcie w przypadku wprowadzania zmian może stanowić udostępniony na licencji GPL kod źródłowy biblioteki dostępny w repozytorium </text:span><text:a xlink:type="simple" xlink:href="http://github.com/fiedukow/evol.git"><text:span text:style-name="T6">http://github.com/fiedukow/evol.git</text:span></text:a><text:span text:style-name="T6">.</text:span></text:p>
        </text:list-item>
      </text:list>
      <text:p text:style-name="P14"><text:span text:style-name="T6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Metodyka testowania</text:p>
      <text:p text:style-name="P16"><text:tab/>Ze względu na występowanie licznych klas abstrakcyjnych i niemożność sprawdzenia ich działania bez powoływania klas pochodnych, testy jednostkowe wykonywanne są w ramach prostego zadania dla algorytmu genetycznego (wyszukiwanie minimum funkcji x^2 w zakresie -100, 100 (liczby całkowite)).</text:p>
      <text:p text:style-name="P16"><text:tab/>Dla określonego ciągu liczb losowych (stałe ziarno) zasymulowano przewidywane zachowanie algorytmu i sprawdzono poprawność działania programu wykonującego automatyczne testy względem symulacji.</text:p>
      <text:p text:style-name="P16"><text:tab/>Sprawdzanie objęło w szczególności:</text:p>
      <text:list xml:id="list1380935984" text:style-name="L7">
        <text:list-item>
          <text:p text:style-name="P17">Poprawność wartości parametrów głównej pętli.</text:p>
        </text:list-item>
        <text:list-item>
          <text:p text:style-name="P17">Poprawność operatorów porównia dla funckji celu.</text:p>
        </text:list-item>
        <text:list-item>
          <text:p text:style-name="P17">Poprawna ilość wywołań w klasach pochodnych.</text:p>
        </text:list-item>
        <text:list-item>
          <text:p text:style-name="P17">Poprawność pośrednich rozwiań (najlepszy element po każdej próbie).</text:p>
        </text:list-item>
        <text:list-item>
          <text:p text:style-name="P17">Liczebność populacji w różnych fazach pętli głównej</text:p>
        </text:list-item>
        <text:list-item>
          <text:p text:style-name="P17">Ilość generacji prowadzących do dobrego rozwiązania.</text:p>
        </text:list-item>
        <text:list-item>
          <text:p text:style-name="P17">Poprawność rozwiązania końcowego.</text:p>
        </text:list-item>
      </text:list>
      <text:p text:style-name="P16"/>
      <text:p text:style-name="P27">Zgodnośc z dokumentacją wstępną</text:p>
      <text:p text:style-name="P14"><text:tab/><text:span text:style-name="T6">W trakcie pracy nad projektem nie napotkaliśmy na szczególne trudności implementacyjne. Całość została zrealizowana w ramach przewidzianego we wstępnej dokumentacji konceptu i hierarchii klas w niej opisanych.</text:span></text:p>
      <text:p text:style-name="P14"><text:span text:style-name="T6"/></text:p>
      <text:p text:style-name="P27">Czas pracy (przybliżona wartość)</text:p>
      <text:p text:style-name="P40">30 – 40h * 2 osoby (wliczony czas projektowania itp.)</text:p>
      <text:p text:style-name="P24"><text:span text:style-name="T3"/></text:p>
      <text:p text:style-name="P33"/>
      <text:p text:style-name="P33">ZAŁĄCZNIKI</text:p>
      <text:list xml:id="list2083692147" text:style-name="L6">
        <text:list-item>
          <text:p text:style-name="P32">Dokumentacja kodu (doxy.tar.gz)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7"><text:span text:style-name="T7">Opis przykładowych implementacji dostarczonych z klasami</text:span></text:p>
      <text:p text:style-name="P7"><text:span text:style-name="T7"/></text:p>
      <text:p text:style-name="P28"><text:span text:style-name="T8"><text:tab/>Wraz z implementacją biblioteki dostarczono opis przy użyciu algorytmu genetycznego dwóch problemów, z czego jeden z nich opisany jest w dwóch wariantach.</text:span></text:p>
      <text:p text:style-name="P28"><text:span text:style-name="T8"><text:tab/></text:span><text:span text:style-name="T9">BMI</text:span></text:p>
      <text:list xml:id="list1254271590" text:style-name="L21">
        <text:list-item>
          <text:p text:style-name="P30"><text:span text:style-name="T8">Problem: Wyszukiwanie człowieka o idealnym BMI</text:span></text:p>
        </text:list-item>
        <text:list-item>
          <text:p text:style-name="P30"><text:span text:style-name="T8">Rozwiązanie genetyczne:</text:span></text:p>
          <text:list>
            <text:list-item>
              <text:p text:style-name="P30"><text:span text:style-name="T8">Niech współczynnik krzyżowania wynosi 1.0.</text:span></text:p>
            </text:list-item>
            <text:list-item>
              <text:p text:style-name="P30"><text:span text:style-name="T8">Niech prawdopodobieństwo mutacji wynosi 0.2</text:span></text:p>
            </text:list-item>
            <text:list-item>
              <text:p text:style-name="P30"><text:span text:style-name="T8">Niech rozmir populacji wynosi 5 (mała populacja, gdyż dla większej istnieje zbyt duża szansa „przypadkowego” rozwiązania problemu przy inicjalizacji osobników.</text:span></text:p>
            </text:list-item>
            <text:list-item>
              <text:p text:style-name="P30"><text:span text:style-name="T8">Niech wzrost (w cm) i waga (w kg) będą chromosomami. </text:span></text:p>
            </text:list-item>
            <text:list-item>
              <text:p text:style-name="P30"><text:span text:style-name="T8">Niech pola opisujące stan chromosomów przyjmują wartości całkowite.</text:span></text:p>
            </text:list-item>
            <text:list-item>
              <text:p text:style-name="P30"><text:span text:style-name="T8">Niech mutacja wzrostu dodaje do obecnego wzrostu losową liczbę z zarkesu &lt;-1, 1&gt;</text:span></text:p>
            </text:list-item>
            <text:list-item>
              <text:p text:style-name="P30"><text:span text:style-name="T8">Niech mutacja wagi dodaje do obecnej wagi losową liczbę z zakresu &lt;-1, 1&gt;</text:span></text:p>
            </text:list-item>
            <text:list-item>
              <text:p text:style-name="P30"><text:span text:style-name="T8">Niech krzyżowanie wzrostu i wagi będzie zdefiniowane w taki sposób, że potomek dwóch chromosomów ma wartość danej cechy równą średniej ważonej z wartości cechy obu rodziców o wagach (pierwsza waga <text:s/>= losowo od 0 do 1, druga waga = 1 – pierwsza waga)</text:span></text:p>
            </text:list-item>
            <text:list-item>
              <text:p text:style-name="P30"><text:span text:style-name="T8">Niech chromosmy mają ograniczenia na wartości</text:span></text:p>
              <text:list>
                <text:list-item>
                  <text:p text:style-name="P30"><text:span text:style-name="T8">Wzrost &lt;100, 200&gt;cm</text:span></text:p>
                </text:list-item>
                <text:list-item>
                  <text:p text:style-name="P30"><text:span text:style-name="T8">Waga &lt;30, 150&gt;kg</text:span></text:p>
                </text:list-item>
              </text:list>
            </text:list-item>
            <text:list-item>
              <text:p text:style-name="P30"><text:span text:style-name="T8">Niech człowiek będzie osobnikiem zawierającym chromosomy wzrost i waga</text:span></text:p>
            </text:list-item>
            <text:list-item>
              <text:p text:style-name="P30"><text:span text:style-name="T8">Niech człowiek będzie inicjalizowany przez ustawienie losowej wartości wzrostu z zakrkesu &lt; 100, 200 &gt; i wagi z zakresu &lt; 30, 150 &gt;</text:span></text:p>
            </text:list-item>
            <text:list-item>
              <text:p text:style-name="P30"><text:span text:style-name="T8">Niech funkcja celu odpowiada zbliżeniu się osobnika do idealnej wartości współczynnka BMI (przyjęto 21.0).</text:span></text:p>
            </text:list-item>
            <text:list-item>
              <text:p text:style-name="P30"><text:span text:style-name="T8">Niech algorytm działa póki nie osiągnie wyniku (wartości BMI) z zakresu &lt; 20, 22 &gt;</text:span></text:p>
            </text:list-item>
          </text:list>
        </text:list-item>
      </text:list>
      <text:p text:style-name="P35"/>
      <text:p text:style-name="P38"><text:tab/>Plecak</text:p>
      <text:list xml:id="list2055383239" text:style-name="L28">
        <text:list-item>
          <text:p text:style-name="P36">Problem: problem plecakowy ( <text:a xlink:type="simple" xlink:href="http://pl.wikipedia.org/wiki/Problem_plecakowy">http://pl.wikipedia.org/wiki/Problem_plecakowy</text:a> )</text:p>
        </text:list-item>
        <text:list-item>
          <text:p text:style-name="P36">Rozwiązanie genetyczne:</text:p>
          <text:list>
            <text:list-item>
              <text:p text:style-name="P36">Niech współczynnik krzyżowania wynosi 1.5</text:p>
            </text:list-item>
            <text:list-item>
              <text:p text:style-name="P36">Niech prawdopodobieństwo mutacji wynosi 0.1</text:p>
            </text:list-item>
            <text:list-item>
              <text:p text:style-name="P36">Niech rozmiar populacji wynosi 1000 osobników.</text:p>
            </text:list-item>
            <text:list-item>
              <text:p text:style-name="P36">Niech istnieje przedmiot opisany wagą i wartością.</text:p>
            </text:list-item>
            <text:list-item>
              <text:p text:style-name="P36">Niech istnieje pojęcie sejfu jako obiektu zawierającego przedmioty określonej wagi i wartości, pozwający na wyjmowanie z siebie elementów (ale tylko jeden raz tego samego) posiadający operację wyjmowania losowego elementu spośród elementów o wadze nie więszej niż zadana.</text:p>
            </text:list-item>
            <text:list-item>
              <text:p text:style-name="P36">Niech sejf będzie w stanie stworzyć się na podstwie pliku dane.txt (i niech będzie to sejf zwany sejfem głównym) zawierającym dane wejściowe w formacie:</text:p>
              <text:list>
                <text:list-item>
                  <text:p text:style-name="P36">(double) waga (int) wartosc \n np.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6">2.0 <text:s text:c="3"/>23</text:p>
                                  <text:p text:style-name="P36">2.1 <text:s text:c="3"/>20</text:p>
                                  <text:p text:style-name="P36">3.41 <text:s/>22</text:p>
                                  <text:p text:style-name="P36">23.0 17</text:p>
                                  <text:p text:style-name="P36"><text:soft-page-break/>11.2 <text:s/>2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Niech istnieje chromosom opisujący zawartośc plecaka w taki sposób, że zawiera zestaw przedmiotów o określonej wartości i sumarycznej wadze nie przekraczającej określonego udźwigu wynoszącego 431 (wartość z testu do którego istnieją wyniki referencyjne).</text:p>
            </text:list-item>
            <text:list-item>
              <text:p text:style-name="P36">Niech chromosom będzie w stanie skrzyżować się z innym w taki sposób, że losowy procent przedmiotów brany jest z plecaka pierwszego a pozostałe z drugiego.</text:p>
            </text:list-item>
            <text:list-item>
              <text:p text:style-name="P36">Niech chromosom będzie w stanie dokonać mutacji w taki sposób, że z plecaka usuwany jest jeden przedmiot a w jego miejsce wstawiany jest zero lub więcej innych wybranych spośród możliwych (wystarczająco lekkich) elementów z sejfu głównego.</text:p>
            </text:list-item>
            <text:list-item>
              <text:p text:style-name="P36">Niech istnieje funkcja celu taka, że jest ona tym lepsza im większa jest wartość wszystkich przedmiotów w plecaku.</text:p>
            </text:list-item>
            <text:list-item>
              <text:p text:style-name="P36">Niech algortym poszukuje rozwiązania w którym wartość przedmiotów wynosi co najmniej 7150 (test referencyjny podał jako najlepszą uzyskaną wartość 7145) – udało nam się uzyskać nieco lepsze wyniki.</text:p>
            </text:list-item>
            <text:list-item>
              <text:p text:style-name="P36">Test referencyjny: <text:a xlink:type="simple" xlink:href="http://homepage.ntlworld.com/walter.barker2/Knapsack%20Problem.htm">http://homepage.ntlworld.com/walter.barker2/Knapsack%20Problem.htm</text:a> wykorzystano dane oznaczone jako Large (10,000 wartości, udźwig 431).</text:p>
            </text:list-item>
          </text:list>
        </text:list-item>
      </text:list>
      <text:p text:style-name="P39"><text:span text:style-name="T10"><text:tab/></text:span>Wariant Duo:</text:p>
      <text:list xml:id="list2118304573" text:style-name="L31">
        <text:list-item>
          <text:list>
            <text:list-item>
              <text:p text:style-name="P37">Niech dodatkowo osobniki (plecaki) łączą się w pary na 10 pokoleń i co dziesięć pokoleń będą losowo przydzielane na nowo.</text:p>
            </text:list-item>
            <text:list-item>
              <text:p text:style-name="P37">Niech osobniki będą oceniane razem w taki sposób że ocena pary wynosi połowę sumy ich wartości (średnią).</text:p>
            </text:list-item>
            <text:list-item>
              <text:p text:style-name="P37">Niech sposób oceny i wartość docelowa a także inne parametry zostaną niezmienione <text:s/>w stosunku do wariantu podstawowego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8cm" fo:margin-bottom="1.54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8T15:53:31</meta:creation-date>
    <dc:date>2012-01-18T21:59:02</dc:date>
    <meta:editing-duration>PT4H34M52S</meta:editing-duration>
    <meta:editing-cycles>28</meta:editing-cycles>
    <meta:generator>LibreOffice/3.4$Unix LibreOffice_project/340m1$Build-402</meta:generator>
    <meta:document-statistic meta:table-count="0" meta:image-count="0" meta:object-count="0" meta:page-count="6" meta:paragraph-count="127" meta:word-count="1886" meta:character-count="13480" meta:non-whitespace-character-count="11770"/>
  </office:meta>
</office:document-meta>
</file>